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8.905cm" fo:min-width="9.9cm"/>
    </style:style>
    <style:style style:name="gr3" style:family="graphic" style:parent-style-name="objectwithoutfill">
      <style:graphic-properties svg:stroke-width="0.05cm" svg:stroke-color="#000000" draw:marker-start-width="0.055cm" draw:marker-end-width="0.055cm" draw:fill="none" draw:fill-color="#729fcf" draw:textarea-vertical-align="middle" fo:padding-top="0.05cm" fo:padding-bottom="0.05cm" fo:padding-left="0.175cm" fo:padding-right="0.1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 fo:min-height="6.8cm" fo:min-width="16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45cm" fo:min-width="2.9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45cm" fo:min-width="3.3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45cm" fo:min-width="3.1cm"/>
    </style:style>
    <style:style style:name="gr13" style:family="graphic" style:parent-style-name="objectwithoutfill">
      <style:graphic-properties svg:stroke-width="0.05cm" svg:stroke-color="#000000" draw:marker-start-width="0.055cm" draw:marker-end="Symmetric_20_Arrow" draw:marker-end-width="0.3cm" draw:fill="none" draw:fill-color="#729fcf" draw:textarea-vertical-align="middle" fo:padding-top="0.05cm" fo:padding-bottom="0.05cm" fo:padding-left="0.175cm" fo:padding-right="0.17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7.55cm" fo:min-width="4.9cm"/>
    </style:style>
    <style:style style:name="gr15" style:family="graphic" style:parent-style-name="standard">
      <style:graphic-properties draw:fill-color="#ffe5ca" draw:textarea-horizontal-align="justify" draw:textarea-vertical-align="middle" draw:auto-grow-height="false" fo:min-height="1.15cm" fo:min-width="3.5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1.95cm" fo:min-width="7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19" style:family="graphic" style:parent-style-name="objectwithoutfill">
      <style:graphic-properties svg:stroke-width="0.05cm" svg:stroke-color="#000000" draw:marker-start-width="0.055cm" draw:marker-end="Symmetric_20_Arrow" draw:marker-end-width="0.175cm" draw:fill="none" draw:fill-color="#729fcf" draw:textarea-vertical-align="middle" fo:padding-top="0.05cm" fo:padding-bottom="0.05cm" fo:padding-left="0.175cm" fo:padding-right="0.175cm"/>
    </style:style>
    <style:style style:name="gr20" style:family="graphic" style:parent-style-name="standard">
      <style:graphic-properties draw:stroke="none" svg:stroke-color="#3465a4" draw:fill="none" draw:fill-color="#ffffff" draw:auto-grow-height="true" draw:auto-grow-width="false" fo:max-height="0cm" fo:min-height="4.006cm"/>
    </style:style>
    <style:style style:name="gr21" style:family="graphic" style:parent-style-name="standard">
      <style:graphic-properties svg:stroke-width="0.05cm" svg:stroke-color="#000000" draw:marker-start-width="0.355cm" draw:marker-end="Symmetric_20_Arrow" draw:marker-end-width="0.355cm" draw:fill-color="#729fcf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95cm" fo:min-width="6.9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729fc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729fcf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>
      <loext:graphic-properties draw:fill-color="#ffe5ca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/>
    </style:style>
    <style:style style:name="T10" style:family="text">
      <style:text-properties fo:color="#000000" style:text-line-through-style="solid" style:text-line-through-type="single" fo:font-weight="normal" style:font-weight-asian="normal" style:font-weight-complex="normal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name-asian="源ノ角ゴシック Normal" style:font-size-asian="16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ELIKTA’S GAM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Application console</text:p>
              </text:list-item>
              <text:list-item>
                <text:p>Développée sous JAVA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Contenus de l’applicatio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Trois jeux avec chacun trois modes de jeux</text:p>
              </text:list-item>
              <text:list-item>
                <text:p>MagicalNumber</text:p>
              </text:list-item>
              <text:list-item>
                <text:p>SecretNumbers</text:p>
              </text:list-item>
              <text:list-item>
                <text:p>Masterm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rchitecture de l’applicatio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Deux classes principales</text:p>
              </text:list-item>
            </text:list>
          </draw:text-box>
        </draw:frame>
        <draw:custom-shape draw:style-name="gr2" draw:text-style-name="P2" draw:layer="layout" svg:width="10.4cm" svg:height="9.155cm" svg:x="17.2cm" svg:y="7.3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2cm" svg:y1="8.74cm" svg:x2="27.2cm" svg:y2="8.74cm">
          <text:p/>
        </draw:line>
        <draw:line draw:style-name="gr3" draw:text-style-name="P3" draw:layer="layout" svg:x1="17.2cm" svg:y1="14.8cm" svg:x2="27.2cm" svg:y2="14.8cm">
          <text:p/>
        </draw:line>
        <draw:frame draw:style-name="gr4" draw:text-style-name="P4" draw:layer="layout" svg:width="2.4cm" svg:height="1.052cm" svg:x="21.2cm" svg:y="7.488cm">
          <draw:text-box>
            <text:p><text:span text:style-name="T1">Game</text:span></text:p>
          </draw:text-box>
        </draw:frame>
        <draw:frame draw:style-name="gr5" draw:text-style-name="P5" draw:layer="layout" svg:width="9.4cm" svg:height="5.849cm" svg:x="17.2cm" svg:y="8.751cm">
          <draw:text-box>
            <text:p><text:span text:style-name="T2">attacker : Players</text:span></text:p>
            <text:p><text:span text:style-name="T2">defender : Players</text:span></text:p>
            <text:p><text:span text:style-name="T2">iaDuel : Players</text:span></text:p>
            <text:p><text:span text:style-name="T2">duelMode : int</text:span></text:p>
            <text:p><text:span text:style-name="T2">sequence : int[]</text:span></text:p>
            <text:p><text:span text:style-name="T2">lifeCount : int</text:span></text:p>
            <text:p><text:span text:style-name="T2">devMode : boolean</text:span></text:p>
            <text:p><text:span text:style-name="T2">nbAllowed : int</text:span></text:p>
            <text:p><text:span text:style-name="T2">casesLenght : int</text:span></text:p>
          </draw:text-box>
        </draw:frame>
        <draw:frame draw:style-name="gr6" draw:text-style-name="P5" draw:layer="layout" svg:width="12cm" svg:height="1.495cm" svg:x="17cm" svg:y="15cm">
          <draw:text-box>
            <text:p><text:span text:style-name="T2">launch(Players, Players, Players, duelMode) : void</text:span></text:p>
          </draw:text-box>
        </draw:frame>
        <draw:custom-shape draw:style-name="gr7" draw:text-style-name="P2" draw:layer="layout" svg:width="16.8cm" svg:height="7.05cm" svg:x="0.2cm" svg:y="7.3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.2cm" svg:y1="9cm" svg:x2="17cm" svg:y2="9cm">
          <text:p/>
        </draw:line>
        <draw:line draw:style-name="gr3" draw:text-style-name="P3" draw:layer="layout" svg:x1="0.2cm" svg:y1="9.8cm" svg:x2="17cm" svg:y2="9.8cm">
          <text:p/>
        </draw:line>
        <draw:frame draw:style-name="gr8" draw:text-style-name="P7" draw:layer="layout" svg:width="4.4cm" svg:height="2.654cm" svg:x="6.6cm" svg:y="7.2cm">
          <draw:text-box>
            <text:p text:style-name="P6"><text:span text:style-name="T3">Players</text:span></text:p>
            <text:p text:style-name="P6"><text:span text:style-name="T3">&lt;&lt;Interface&gt;&gt;</text:span></text:p>
          </draw:text-box>
        </draw:frame>
        <draw:frame draw:style-name="gr9" draw:text-style-name="P8" draw:layer="layout" svg:width="17cm" svg:height="3.361cm" svg:x="0.2cm" svg:y="9.8cm">
          <draw:text-box>
            <text:p><text:span text:style-name="T4">generateSequence() : int[]</text:span></text:p>
            <text:p><text:span text:style-name="T4">tryToGuess(turnNb : int, previousSequence, int[], previousAnswer : String) : int[]</text:span></text:p>
            <text:p><text:span text:style-name="T4">giveAnAnswer(attackerSequence : int[], defenderSequence : int[]) : String</text:span></text:p>
            <text:p><text:span text:style-name="T4">lostMessage() : String</text:span></text:p>
            <text:p><text:span text:style-name="T4">winningMessage() : String</text:span></text:p>
          </draw:text-box>
        </draw:frame>
        <draw:custom-shape draw:style-name="gr10" draw:text-style-name="P9" draw:layer="layout" svg:width="3.4cm" svg:height="0.7cm" svg:x="0.6cm" svg:y="19cm">
          <text:p text:style-name="P6"><text:span text:style-name="T5">IaSecretNumb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8cm" svg:height="0.7cm" svg:x="1.2cm" svg:y="15.1cm">
          <text:p text:style-name="P6"><text:span text:style-name="T6">Compu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0.7cm" svg:x="2.4cm" svg:y="18.1cm">
          <text:p text:style-name="P6"><text:span text:style-name="T5">IaMasterMin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0.7cm" svg:x="3.6cm" svg:y="17.3cm">
          <text:p text:style-name="P6"><text:span text:style-name="T5">IaMagicalNumb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4cm" svg:height="0.7cm" svg:x="11.6cm" svg:y="15.3cm">
          <text:p text:style-name="P6"><text:span text:style-name="T6">Human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6cm" svg:height="0.7cm" svg:x="4.4cm" svg:y="16.4cm">
          <text:p text:style-name="P6"><text:span text:style-name="T5">IaMasterMindDuel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6cm" svg:height="0.7cm" svg:x="9.6cm" svg:y="18.5cm">
          <text:p text:style-name="P6"><text:span text:style-name="T5">HumanMM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6cm" svg:height="0.7cm" svg:x="13.4cm" svg:y="18.5cm">
          <text:p text:style-name="P6"><text:span text:style-name="T5">HumanSN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3.4cm" svg:y1="15.3cm" svg:x2="13.4cm" svg:y2="14.4cm">
          <text:p/>
        </draw:line>
        <draw:line draw:style-name="gr13" draw:text-style-name="P3" draw:layer="layout" svg:x1="12.6cm" svg:y1="18.5cm" svg:x2="12.6cm" svg:y2="16cm">
          <text:p/>
        </draw:line>
        <draw:line draw:style-name="gr13" draw:text-style-name="P3" draw:layer="layout" svg:x1="14.2cm" svg:y1="18.5cm" svg:x2="14.2cm" svg:y2="16cm">
          <text:p/>
        </draw:line>
        <draw:line draw:style-name="gr13" draw:text-style-name="P3" draw:layer="layout" svg:x1="1.6cm" svg:y1="19cm" svg:x2="1.6cm" svg:y2="15.8cm">
          <text:p/>
        </draw:line>
        <draw:line draw:style-name="gr13" draw:text-style-name="P3" draw:layer="layout" svg:x1="2.8cm" svg:y1="18.1cm" svg:x2="2.8cm" svg:y2="15.8cm">
          <text:p/>
        </draw:line>
        <draw:line draw:style-name="gr13" draw:text-style-name="P3" draw:layer="layout" svg:x1="4cm" svg:y1="17.3cm" svg:x2="4cm" svg:y2="15.8cm">
          <text:p/>
        </draw:line>
        <draw:line draw:style-name="gr13" draw:text-style-name="P3" draw:layer="layout" svg:x1="4.6cm" svg:y1="16.4cm" svg:x2="4.6cm" svg:y2="15.8cm">
          <text:p/>
        </draw:line>
        <draw:line draw:style-name="gr13" draw:text-style-name="P3" draw:layer="layout" svg:x1="3cm" svg:y1="15.1cm" svg:x2="3cm" svg:y2="14.4cm">
          <text:p/>
        </draw:line>
        <draw:custom-shape draw:style-name="gr12" draw:text-style-name="P9" draw:layer="layout" svg:width="3.6cm" svg:height="0.7cm" svg:x="17.2cm" svg:y="17.6cm">
          <text:p text:style-name="P6"><text:span text:style-name="T5">MasterMind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6cm" svg:height="0.7cm" svg:x="20.4cm" svg:y="18.5cm">
          <text:p text:style-name="P6"><text:span text:style-name="T5">MagicalNumb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6cm" svg:height="0.7cm" svg:x="24cm" svg:y="17.6cm">
          <text:p text:style-name="P6"><text:span text:style-name="T5">SecretNumbers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9cm" svg:y1="17.6cm" svg:x2="19cm" svg:y2="16.495cm">
          <text:p/>
        </draw:line>
        <draw:line draw:style-name="gr13" draw:text-style-name="P3" draw:layer="layout" svg:x1="25.8cm" svg:y1="17.6cm" svg:x2="25.8cm" svg:y2="16.495cm">
          <text:p/>
        </draw:line>
        <draw:line draw:style-name="gr13" draw:text-style-name="P3" draw:layer="layout" svg:x1="22.2cm" svg:y1="18.5cm" svg:x2="22.2cm" svg:y2="16.49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gorithmie Mastermind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Exemple d’une série de 04 chiffres de 0 à 4</text:p>
              </text:list-item>
            </text:list>
          </draw:text-box>
        </draw:frame>
        <draw:custom-shape draw:style-name="gr14" draw:text-style-name="P2" draw:layer="layout" svg:width="5.4cm" svg:height="7.8cm" svg:x="10.4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1cm" svg:y="11.6cm">
          <text:p text:style-name="P6">0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1cm" svg:y="13.3cm">
          <text:p text:style-name="P6">0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1cm" svg:y="15cm">
          <text:p text:style-name="P6">0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1cm" svg:y="16.7cm">
          <text:p text:style-name="P6">0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cm" svg:height="2.2cm" svg:x="9cm" svg:y="7.2cm">
          <text:p text:style-name="P6">Séquence du joueur humain :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0.936cm" svg:y="7.874cm">
          <text:p text:style-name="P6">2 3 4 1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9.4cm" svg:height="1.853cm" svg:x="8.4cm" svg:y="9.747cm">
          <draw:text-box>
            <text:p>GenerateAllPossibilities() : int[][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gorithmie Mastermind</text:p>
          </draw:text-box>
        </draw:frame>
        <draw:custom-shape draw:style-name="gr14" draw:text-style-name="P2" draw:layer="layout" svg:width="5.4cm" svg:height="7.8cm" svg:x="1.2cm" svg:y="9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.8cm" svg:y="10cm">
          <text:p text:style-name="P6">0 <text:s/><text:span text:style-name="T7">1</text:span> <text:s/>2 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.8cm" svg:y="11.7cm">
          <text:p text:style-name="P6"><text:span text:style-name="T7">0</text:span>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.8cm" svg:y="13.4cm">
          <text:p text:style-name="P6">0 <text:s/>1 <text:s/>2 <text:s/>3 <text:s/><text:span text:style-name="T7">4</text:span>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.8cm" svg:y="15.1cm">
          <text:p text:style-name="P6">0 <text:s/>1 <text:s/><text:span text:style-name="T7">2</text:span><text:span text:style-name="T8"> </text:span><text:s/>3 <text:s/>4 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cm" svg:height="2.2cm" svg:x="9cm" svg:y="5cm">
          <text:p text:style-name="P6">Séquence du joueur humain :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0.936cm" svg:y="5.674cm">
          <text:p text:style-name="P6">2 3 4 1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9cm" svg:height="1.254cm" svg:x="0.2cm" svg:y="8.146cm">
          <draw:text-box>
            <text:p>Première proposition aléatoire</text:p>
          </draw:text-box>
        </draw:frame>
        <draw:custom-shape draw:style-name="gr16" draw:text-style-name="P2" draw:layer="layout" svg:width="8cm" svg:height="2.2cm" svg:x="8.6cm" svg:y="9.6cm">
          <text:p text:style-name="P6">Proposition de l’IA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0.652cm" svg:y="10.278cm">
          <text:p text:style-name="P6">1 0 4 2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6.6cm" svg:y1="10.6cm" svg:x2="8.6cm" svg:y2="10.6cm">
          <text:p/>
        </draw:line>
        <draw:frame draw:style-name="gr20" draw:text-style-name="P13" draw:layer="layout" svg:width="7.4cm" svg:height="4.256cm" svg:x="20.2cm" svg:y="0.344cm">
          <draw:text-box>
            <text:p><text:span text:style-name="T9">Légende :</text:span><text:span text:style-name="T9"><text:line-break/></text:span><text:span text:style-name="T9">’x’ = correct</text:span></text:p>
            <text:p><text:span text:style-name="T9">‘</text:span><text:span text:style-name="T9">o’ = incorrect</text:span></text:p>
            <text:p><text:span text:style-name="T9">‘</text:span><text:span text:style-name="T9">m’ = pas à la bonne place</text:span></text:p>
          </draw:text-box>
        </draw:frame>
        <draw:custom-shape draw:style-name="gr16" draw:text-style-name="P2" xml:id="id1" draw:id="id1" draw:layer="layout" svg:width="8cm" svg:height="2.2cm" svg:x="8.6cm" svg:y="15cm">
          <text:p text:style-name="P6">Réponse du joueur humain : 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0.652cm" svg:y="15.678cm">
          <text:p text:style-name="P6">m o x m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2.6cm" svg:y1="11.8cm" svg:x2="12.6cm" svg:y2="15cm">
          <text:p/>
        </draw:line>
        <draw:custom-shape draw:style-name="gr14" draw:text-style-name="P2" xml:id="id2" draw:id="id2" draw:layer="layout" svg:width="5.4cm" svg:height="7.8cm" svg:x="20.2cm" svg:y="9.4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svg:x1="16.6cm" svg:y1="16.1cm" svg:x2="20.2cm" svg:y2="13.3cm" draw:start-shape="id1" draw:start-glue-point="1" draw:end-shape="id2" svg:d="M16600 16100h1800v-2800h1800" svg:viewBox="0 0 3601 2801">
          <text:p/>
        </draw:connector>
        <draw:frame draw:style-name="gr18" draw:text-style-name="P12" draw:layer="layout" svg:width="9cm" svg:height="1.254cm" svg:x="18.4cm" svg:y="8.2cm">
          <draw:text-box>
            <text:p>Actualisation des possibilitées</text:p>
          </draw:text-box>
        </draw:frame>
        <draw:custom-shape draw:style-name="gr15" draw:text-style-name="P11" draw:layer="layout" svg:width="4cm" svg:height="1.4cm" svg:x="20.982cm" svg:y="10cm">
          <text:p text:style-name="P6">0 <text:s/><text:span text:style-name="T10">1</text:span> <text:s/>2 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20.982cm" svg:y="11.7cm">
          <text:p text:style-name="P6"><text:span text:style-name="T10">0</text:span>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20.982cm" svg:y="13.4cm">
          <text:p text:style-name="P6"><text:span text:style-name="T11">4</text:span><text:span text:style-name="T12"> <text:s/></text:span><text:span text:style-name="T11">4</text:span><text:span text:style-name="T12"> <text:s/></text:span><text:span text:style-name="T11">4</text:span><text:span text:style-name="T12"> <text:s/></text:span><text:span text:style-name="T11">4</text:span> <text:s/><text:span text:style-name="T7">4</text:span>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20.982cm" svg:y="15.1cm">
          <text:p text:style-name="P6">0 <text:s/>1 <text:s/><text:span text:style-name="T10">2</text:span><text:span text:style-name="T8"> </text:span><text:s/>3 <text:s/>4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gorithmie Mastermind</text:p>
          </draw:text-box>
        </draw:frame>
        <draw:custom-shape draw:style-name="gr16" draw:text-style-name="P2" draw:layer="layout" svg:width="8cm" svg:height="2.2cm" svg:x="9cm" svg:y="5cm">
          <text:p text:style-name="P6">Séquence du joueur humain :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0.936cm" svg:y="5.674cm">
          <text:p text:style-name="P6">2 3 4 1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9cm" svg:height="1.853cm" svg:x="0.2cm" svg:y="7.6cm">
          <draw:text-box>
            <text:p>Seconde proposition aléatoire dans les valeurs restantes</text:p>
          </draw:text-box>
        </draw:frame>
        <draw:custom-shape draw:style-name="gr16" draw:text-style-name="P2" draw:layer="layout" svg:width="8cm" svg:height="2.2cm" svg:x="8.6cm" svg:y="9.6cm">
          <text:p text:style-name="P6">Proposition de l’IA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0.652cm" svg:y="10.278cm">
          <text:p text:style-name="P6">2 3 4 1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6.6cm" svg:y1="10.6cm" svg:x2="8.6cm" svg:y2="10.6cm">
          <text:p/>
        </draw:line>
        <draw:frame draw:style-name="gr20" draw:text-style-name="P13" draw:layer="layout" svg:width="7.4cm" svg:height="4.256cm" svg:x="20.2cm" svg:y="0.344cm">
          <draw:text-box>
            <text:p><text:span text:style-name="T9">Légende :</text:span><text:span text:style-name="T9"><text:line-break/></text:span><text:span text:style-name="T9">’x’ = correct</text:span></text:p>
            <text:p><text:span text:style-name="T9">‘</text:span><text:span text:style-name="T9">o’ = incorrect</text:span></text:p>
            <text:p><text:span text:style-name="T9">‘</text:span><text:span text:style-name="T9">m’ = pas à la bonne place</text:span></text:p>
          </draw:text-box>
        </draw:frame>
        <draw:custom-shape draw:style-name="gr16" draw:text-style-name="P2" xml:id="id3" draw:id="id3" draw:layer="layout" svg:width="8cm" svg:height="2.2cm" svg:x="8.6cm" svg:y="15cm">
          <text:p text:style-name="P6">Réponse du joueur humain : 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0.652cm" svg:y="15.678cm">
          <text:p text:style-name="P6">You win !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2.6cm" svg:y1="11.8cm" svg:x2="12.6cm" svg:y2="15cm">
          <text:p/>
        </draw:line>
        <draw:connector draw:style-name="gr21" draw:text-style-name="P2" draw:layer="layout" svg:x1="16.6cm" svg:y1="16.1cm" svg:x2="20.2cm" svg:y2="13.3cm" draw:start-shape="id3" draw:start-glue-point="1" svg:d="M16600 16100h2051v-2800h1549" svg:viewBox="0 0 3601 2801">
          <text:p/>
        </draw:connector>
        <draw:custom-shape draw:style-name="gr14" draw:text-style-name="P2" draw:layer="layout" svg:width="5.4cm" svg:height="7.8cm" svg:x="1.2cm" svg:y="9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.982cm" svg:y="10cm">
          <text:p text:style-name="P6">0 <text:s/><text:span text:style-name="T10">1</text:span> <text:s/><text:span text:style-name="T7">2</text:span> 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.982cm" svg:y="11.7cm">
          <text:p text:style-name="P6"><text:span text:style-name="T10">0</text:span> <text:s/>1 <text:s/>2 <text:s/><text:span text:style-name="T7">3</text:span> <text:s/>4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.982cm" svg:y="13.4cm">
          <text:p text:style-name="P6"><text:span text:style-name="T11">4</text:span><text:span text:style-name="T12"> <text:s/></text:span><text:span text:style-name="T11">4</text:span><text:span text:style-name="T12"> <text:s/></text:span><text:span text:style-name="T11">4</text:span><text:span text:style-name="T12"> <text:s/></text:span><text:span text:style-name="T11">4</text:span> <text:s/><text:span text:style-name="T7">4</text:span>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cm" svg:height="1.4cm" svg:x="1.982cm" svg:y="15.1cm">
          <text:p text:style-name="P6"><text:span text:style-name="T13">0</text:span> <text:s/><text:span text:style-name="T7">1</text:span> <text:s/><text:span text:style-name="T10">2</text:span><text:span text:style-name="T8"> </text:span><text:s/>3 <text:s/>4 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4cm" svg:height="2.2cm" svg:x="20.2cm" svg:y="12.2cm">
          <text:p text:style-name="P6">Victoire de l’IA 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0:11:35.427000000</meta:creation-date>
    <meta:editing-duration>PT11M52S</meta:editing-duration>
    <meta:editing-cycles>6</meta:editing-cycles>
    <meta:generator>LibreOffice/6.0.6.2$Windows_X86_64 LibreOffice_project/0c292870b25a325b5ed35f6b45599d2ea4458e77</meta:generator>
    <dc:title>Midnightblue</dc:title>
    <dc:date>2018-08-30T12:54:58.805000000</dc:date>
    <meta:document-statistic meta:object-count="150"/>
  </office:meta>
</office:document-meta>
</file>